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rsid="001d79ba" officeooo:paragraph-rsid="001d79ba"/>
    </style:style>
    <style:style style:name="P2" style:family="paragraph" style:parent-style-name="Standard">
      <style:text-properties officeooo:rsid="001f30f7" officeooo:paragraph-rsid="001f30f7"/>
    </style:style>
    <style:style style:name="P3" style:family="paragraph" style:parent-style-name="Standard">
      <style:text-properties officeooo:rsid="001d79ba" officeooo:paragraph-rsid="001d79ba"/>
    </style:style>
    <style:style style:name="P4" style:family="paragraph" style:parent-style-name="Standard">
      <style:text-properties officeooo:rsid="001d79ba" officeooo:paragraph-rsid="00236d8a"/>
    </style:style>
    <style:style style:name="T1" style:family="text">
      <style:text-properties officeooo:rsid="00221da5"/>
    </style:style>
    <style:style style:name="T2" style:family="text">
      <style:text-properties officeooo:rsid="00236d8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Relay :</text:span></text:p>
      <text:p text:style-name="P1"><draw:frame draw:style-name="fr2" draw:name="Object3" text:anchor-type="paragraph" svg:x="0.3374in" svg:y="0.1307in" svg:width="6.178in" svg:height="2.5319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4"><text:span text:style-name="T2">Star </text:span></text:p>
      <text:p text:style-name="P1"><draw:frame draw:style-name="fr2" draw:name="Object5" text:anchor-type="paragraph" svg:x="0.3374in" svg:y="0.1307in" svg:width="6.178in" svg:height="2.5354in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1"/>
      <text:p text:style-name="P4"><draw:frame draw:style-name="fr2" draw:name="Object4" text:anchor-type="paragraph" svg:x="0.3374in" svg:y="0.5555in" svg:width="6.178in" svg:height="2.5354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text:span text:style-name="T2">Mesh</text:span></text:p>
      <text:p text:style-name="P1"/>
      <text:p text:style-name="P1"/>
      <text:p text:style-name="P1"><text:soft-page-break/>Functionality Test Cases :</text:p>
      <text:p text:style-name="P1"/>
      <text:p text:style-name="P1"/>
      <text:p text:style-name="P1"/>
      <text:p text:style-name="P1"><draw:frame draw:style-name="fr1" draw:name="Object1" text:anchor-type="paragraph" svg:width="6.552in" svg:height="7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Performance Test Cases :</text:p>
      <text:p text:style-name="P2"/>
      <text:p text:style-name="P2"/>
      <text:p text:style-name="P2"><draw:frame draw:style-name="fr1" draw:name="Object2" text:anchor-type="paragraph" svg:width="2.8752in" svg:height="2.817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* <text:span text:style-name="T1">PS : The results of Performance Test Cases are available in Results.{odt,pdf}. The corresponding log file is available test_log folder in th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amu </meta:initial-creator>
    <meta:creation-date>2011-02-28T17:39:03</meta:creation-date>
    <meta:generator>OpenOffice.org/3.2$Linux OpenOffice.org_project/320m19$Build-9505</meta:generator>
    <dc:date>2011-03-27T09:19:35</dc:date>
    <meta:editing-duration>PT00H43M35S</meta:editing-duration>
    <meta:editing-cycles>8</meta:editing-cycles>
    <meta:document-statistic meta:table-count="0" meta:image-count="0" meta:object-count="5" meta:page-count="3" meta:paragraph-count="6" meta:word-count="37" meta:character-count="2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1">
          <table:table-cell table:style-name="ce1"/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tart peer with no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Start peer with less than 3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Start peer when index server not running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Start peer and share a non existing directory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This is not handled currently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Start peer and share a dir /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Every file registered is logged to the console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Add / delete files in the share dir and re regist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 office:value-type="string">
            <text:p>File index is updated and logged to console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Use IP of the index server instead of DN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string">
            <text:p>Start index server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9</text:p>
          </table:table-cell>
          <table:table-cell office:value-type="string">
            <text:p>Start peer client with no argument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0</text:p>
          </table:table-cell>
          <table:table-cell office:value-type="string">
            <text:p>Start peer client with less than 3 arg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1</text:p>
          </table:table-cell>
          <table:table-cell office:value-type="string">
            <text:p>Start peer client with 3 args including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2</text:p>
          </table:table-cell>
          <table:table-cell office:value-type="string">
            <text:p>Start peer client with -x optio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displays the correct usage to console</text:p>
          </table:table-cell>
        </table:table-row>
        <table:table-row table:style-name="ro2">
          <table:table-cell office:value-type="string">
            <text:p>13</text:p>
          </table:table-cell>
          <table:table-cell office:value-type="string">
            <text:p>Start peer client when index server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error's out that index server is not running</text:p>
          </table:table-cell>
        </table:table-row>
        <table:table-row table:style-name="ro2">
          <table:table-cell office:value-type="string">
            <text:p>14</text:p>
          </table:table-cell>
          <table:table-cell office:value-type="string">
            <text:p>Query for a file which is not indexed by any pe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5</text:p>
          </table:table-cell>
          <table:table-cell office:value-type="string">
            <text:p>Query for a file which is not indexed by any peer with -f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6</text:p>
          </table:table-cell>
          <table:table-cell office:value-type="string">
            <text:p>Query for a file which is registred by more than 2 peers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  <table:table-row table:style-name="ro2">
          <table:table-cell office:value-type="string">
            <text:p>17</text:p>
          </table:table-cell>
          <table:table-cell office:value-type="string">
            <text:p>Enter a invalid peer no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loops again and asks for a valid entry</text:p>
          </table:table-cell>
        </table:table-row>
        <table:table-row table:style-name="ro3">
          <table:table-cell office:value-type="string">
            <text:p>18</text:p>
          </table:table-cell>
          <table:table-cell office:value-type="string">
            <text:p>Enter a peer who i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next peer listed until max attempts is reached</text:p>
          </table:table-cell>
        </table:table-row>
        <table:table-row table:style-name="ro3">
          <table:table-cell office:value-type="string">
            <text:p>19</text:p>
          </table:table-cell>
          <table:table-cell office:value-type="string">
            <text:p>Enter the last peer and it should be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It attempts to fetch from the first peer listed until max attempts is reached</text:p>
          </table:table-cell>
        </table:table-row>
        <table:table-row table:style-name="ro2">
          <table:table-cell office:value-type="string">
            <text:p>20</text:p>
          </table:table-cell>
          <table:table-cell office:value-type="string">
            <text:p>Try max_attemps - all serving peers down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string">
            <text:p>Try -f option 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string">
            <text:p>22</text:p>
          </table:table-cell>
          <table:table-cell office:value-type="string">
            <text:p>Try fetching a file which is indexed and deleted on the server 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Message is logged to consol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0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 peer client doing 1000 sequential transfers of file 1.1K</text:p>
          </table:table-cell>
        </table:table-row>
        <table:table-row table:style-name="ro2">
          <table:table-cell office:value-type="string">
            <text:p>2</text:p>
          </table:table-cell>
          <table:table-cell office:value-type="string">
            <text:p>A peer client doing 1000 sequential transfers of file 2.1K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A peer client doing 1000 sequential transfers of file 4.2K</text:p>
          </table:table-cell>
        </table:table-row>
        <table:table-row table:style-name="ro2">
          <table:table-cell office:value-type="string">
            <text:p>4</text:p>
          </table:table-cell>
          <table:table-cell office:value-type="string">
            <text:p>A peer client doing 1000 sequential transfers of file 8.3K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A peer client doing 1000 sequential transfers of file 11K</text:p>
          </table:table-cell>
        </table:table-row>
        <table:table-row table:style-name="ro2">
          <table:table-cell office:value-type="string">
            <text:p>6</text:p>
          </table:table-cell>
          <table:table-cell office:value-type="string">
            <text:p>2 peer client doing 1000 sequential transfers of a file 4.3K parallel </text:p>
          </table:table-cell>
        </table:table-row>
        <table:table-row table:style-name="ro2">
          <table:table-cell office:value-type="string">
            <text:p>7</text:p>
          </table:table-cell>
          <table:table-cell office:value-type="string">
            <text:p>4 peer client doing 1000 sequential transfers of a file 4.3K parallel </text:p>
          </table:table-cell>
        </table:table-row>
        <table:table-row table:style-name="ro2">
          <table:table-cell office:value-type="string">
            <text:p>8</text:p>
          </table:table-cell>
          <table:table-cell office:value-type="string">
            <text:p>3 peer client doing 10 transfers of a file 512K parallel 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02/28/2011</text:date>, <text:time>18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0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earch for a file that is served by the last pe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Search for the same file, now Indexing should be quicker as it gets cached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Search for a file served by many pe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4</text:p>
          </table:table-cell>
          <table:table-cell office:value-type="string">
            <text:p>Search for a file which is not served by any peer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Proper message that file is not served by any peer is displayed</text:p>
          </table:table-cell>
        </table:table-row>
        <table:table-row table:style-name="ro2">
          <table:table-cell office:value-type="string">
            <text:p>5</text:p>
          </table:table-cell>
          <table:table-cell office:value-type="string">
            <text:p>Multiple clients start requesting for the same flle paralle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earch for a file that is served by ONLY on pe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Search for the same file, now Indexing should be quicker as it gets cached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Search for a file served by many pe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4</text:p>
          </table:table-cell>
          <table:table-cell office:value-type="string">
            <text:p>Search for a file which is not served by any peer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Proper message that file is not served by any peer is displayed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Multiple clients start requesting for the same flle paralle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2.41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>
            <text:p>Si No</text:p>
          </table:table-cell>
          <table:table-cell table:style-name="ce3" office:value-type="string">
            <text:p>Test Cas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Search for a file that is served by ONLY on peer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2</text:p>
          </table:table-cell>
          <table:table-cell office:value-type="string">
            <text:p>Search for the same file, now Indexing should be quicker as it gets cached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string">
            <text:p>Search for a file served by many peers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  <table:table-row table:style-name="ro3">
          <table:table-cell office:value-type="string">
            <text:p>4</text:p>
          </table:table-cell>
          <table:table-cell office:value-type="string">
            <text:p>Search for a file which is not served by any peer</text:p>
          </table:table-cell>
          <table:table-cell office:value-type="string">
            <text:p>Negative</text:p>
          </table:table-cell>
          <table:table-cell office:value-type="string">
            <text:p>Pass</text:p>
          </table:table-cell>
          <table:table-cell office:value-type="string">
            <text:p>Proper message that file is not served by any peer is displayed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Multiple clients start requesting for the same flle parallely</text:p>
          </table:table-cell>
          <table:table-cell office:value-type="string">
            <text:p>Positive</text:p>
          </table:table-cell>
          <table:table-cell office:value-type="string">
            <text:p>Pass</text:p>
          </table:table-cell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03/27/2011</text:date>, <text:time>09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